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sepal_length_intervalo" table:style-name="ce1">
            <text:p>sepal_length_intervalo</text:p>
          </table:table-cell>
          <table:table-cell office:value-type="string" office:value="Frequência" table:style-name="ce1">
            <text:p>Frequência</text:p>
          </table:table-cell>
          <table:table-cell office:value-type="string" office:value="Frequência relativa" table:style-name="ce1">
            <text:p>Frequência relativa</text:p>
          </table:table-cell>
          <table:table-cell office:value-type="string" office:value="Porcentagem" table:style-name="ce1">
            <text:p>Porcentagem</text:p>
          </table:table-cell>
        </table:table-row>
        <table:table-row>
          <table:table-cell office:value-type="string" office:value="[4.3,4.7)" table:style-name="ce1">
            <text:p>[4.3,4.7)</text:p>
          </table:table-cell>
          <table:table-cell office:value-type="float" office:value="9" table:style-name="ce1">
            <text:p>9</text:p>
          </table:table-cell>
          <table:table-cell office:value-type="float" office:value="0.06" table:style-name="ce1">
            <text:p>0.06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[4.7,5.1)" table:style-name="ce1">
            <text:p>[4.7,5.1)</text:p>
          </table:table-cell>
          <table:table-cell office:value-type="float" office:value="23" table:style-name="ce1">
            <text:p>23</text:p>
          </table:table-cell>
          <table:table-cell office:value-type="float" office:value="0.153333333333333" table:style-name="ce1">
            <text:p>0.153333333333333</text:p>
          </table:table-cell>
          <table:table-cell office:value-type="float" office:value="15.3333333333333" table:style-name="ce1">
            <text:p>15.3333333333333</text:p>
          </table:table-cell>
        </table:table-row>
        <table:table-row>
          <table:table-cell office:value-type="string" office:value="[5.1,5.5)" table:style-name="ce1">
            <text:p>[5.1,5.5)</text:p>
          </table:table-cell>
          <table:table-cell office:value-type="float" office:value="20" table:style-name="ce1">
            <text:p>20</text:p>
          </table:table-cell>
          <table:table-cell office:value-type="float" office:value="0.133333333333333" table:style-name="ce1">
            <text:p>0.133333333333333</text:p>
          </table:table-cell>
          <table:table-cell office:value-type="float" office:value="13.3333333333333" table:style-name="ce1">
            <text:p>13.3333333333333</text:p>
          </table:table-cell>
        </table:table-row>
        <table:table-row>
          <table:table-cell office:value-type="string" office:value="[5.5,5.9)" table:style-name="ce1">
            <text:p>[5.5,5.9)</text:p>
          </table:table-cell>
          <table:table-cell office:value-type="float" office:value="28" table:style-name="ce1">
            <text:p>28</text:p>
          </table:table-cell>
          <table:table-cell office:value-type="float" office:value="0.186666666666667" table:style-name="ce1">
            <text:p>0.186666666666667</text:p>
          </table:table-cell>
          <table:table-cell office:value-type="float" office:value="18.6666666666667" table:style-name="ce1">
            <text:p>18.6666666666667</text:p>
          </table:table-cell>
        </table:table-row>
        <table:table-row>
          <table:table-cell office:value-type="string" office:value="[5.9,6.3)" table:style-name="ce1">
            <text:p>[5.9,6.3)</text:p>
          </table:table-cell>
          <table:table-cell office:value-type="float" office:value="28" table:style-name="ce1">
            <text:p>28</text:p>
          </table:table-cell>
          <table:table-cell office:value-type="float" office:value="0.186666666666667" table:style-name="ce1">
            <text:p>0.186666666666667</text:p>
          </table:table-cell>
          <table:table-cell office:value-type="float" office:value="18.6666666666667" table:style-name="ce1">
            <text:p>18.6666666666667</text:p>
          </table:table-cell>
        </table:table-row>
        <table:table-row>
          <table:table-cell office:value-type="string" office:value="[6.3,6.7)" table:style-name="ce1">
            <text:p>[6.3,6.7)</text:p>
          </table:table-cell>
          <table:table-cell office:value-type="float" office:value="14" table:style-name="ce1">
            <text:p>14</text:p>
          </table:table-cell>
          <table:table-cell office:value-type="float" office:value="0.0933333333333333" table:style-name="ce1">
            <text:p>0.0933333333333333</text:p>
          </table:table-cell>
          <table:table-cell office:value-type="float" office:value="9.33333333333333" table:style-name="ce1">
            <text:p>9.33333333333333</text:p>
          </table:table-cell>
        </table:table-row>
        <table:table-row>
          <table:table-cell office:value-type="string" office:value="[6.7,7.1)" table:style-name="ce1">
            <text:p>[6.7,7.1)</text:p>
          </table:table-cell>
          <table:table-cell office:value-type="float" office:value="17" table:style-name="ce1">
            <text:p>17</text:p>
          </table:table-cell>
          <table:table-cell office:value-type="float" office:value="0.113333333333333" table:style-name="ce1">
            <text:p>0.113333333333333</text:p>
          </table:table-cell>
          <table:table-cell office:value-type="float" office:value="11.3333333333333" table:style-name="ce1">
            <text:p>11.3333333333333</text:p>
          </table:table-cell>
        </table:table-row>
        <table:table-row>
          <table:table-cell office:value-type="string" office:value="[7.1,7.5)" table:style-name="ce1">
            <text:p>[7.1,7.5)</text:p>
          </table:table-cell>
          <table:table-cell office:value-type="float" office:value="5" table:style-name="ce1">
            <text:p>5</text:p>
          </table:table-cell>
          <table:table-cell office:value-type="float" office:value="0.0333333333333333" table:style-name="ce1">
            <text:p>0.0333333333333333</text:p>
          </table:table-cell>
          <table:table-cell office:value-type="float" office:value="3.33333333333333" table:style-name="ce1">
            <text:p>3.33333333333333</text:p>
          </table:table-cell>
        </table:table-row>
        <table:table-row>
          <table:table-cell office:value-type="string" office:value="[7.5,7.9]" table:style-name="ce1">
            <text:p>[7.5,7.9]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.04</text:p>
          </table:table-cell>
          <table:table-cell office:value-type="float" office:value="4" table:style-name="ce1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